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ugueseStemmer.r_R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ugueseStemmer.r_postlud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ortugueseStemmer.r_residual_suffix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ortugueseStemmer.stem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00">
            <text:p text:style-name="Table_20_Contents">100</text:p>
          </table:table-cell>
        </table:table-row>
        <table:table-row>
          <table:table-cell office:value-type="string">
            <text:p text:style-name="Table_20_Contents">PortugueseStemmer.r_verb_suffix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ortugueseStemmer.r_standard_suffix( )</text:p>
          </table:table-cell>
          <table:table-cell office:value-type="float" office:value="42">
            <text:p text:style-name="Table_20_Contents">42</text:p>
          </table:table-cell>
          <table:table-cell office:value-type="float" office:value="38">
            <text:p text:style-name="Table_20_Contents">38</text:p>
          </table:table-cell>
          <table:table-cell office:value-type="float" office:value="187">
            <text:p text:style-name="Table_20_Contents">187</text:p>
          </table:table-cell>
        </table:table-row>
        <table:table-row>
          <table:table-cell office:value-type="string">
            <text:p text:style-name="Table_20_Contents">PortugueseStemmer.r_mark_regions( )</text:p>
          </table:table-cell>
          <table:table-cell office:value-type="float" office:value="44">
            <text:p text:style-name="Table_20_Contents">44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77">
            <text:p text:style-name="Table_20_Contents">17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18">
            <text:p text:style-name="Table_20_Contents">11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ortugueseStemmer.r_prelud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ortugueseStemmer.r_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ugueseStemmer.copy_from( PortugueseStemm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ugueseStemmer.r_residual_form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PortugueseStemmer.r_RV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